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golian Baiti" svg:font-family="Mongolian Baiti" style:font-family-generic="script" style:font-pitch="variable" svg:panose-1="3 0 5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ptos Display" style:font-name-complex="Mongolian Baiti" fo:font-size="11pt" style:font-size-asian="11pt" style:font-size-complex="11pt"/>
    </style:style>
    <style:style style:name="P2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P3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P4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T5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P6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P7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T8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T9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T10" style:parent-style-name="Fonteparág.padrão" style:family="text">
      <style:text-properties style:font-name="Aptos Display" style:font-name-complex="Mongolian Baiti" fo:font-style="italic" style:font-style-asian="italic" style:font-style-complex="italic" fo:font-size="11pt" style:font-size-asian="11pt" style:font-size-complex="11pt"/>
    </style:style>
    <style:style style:name="T11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P12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P13" style:parent-style-name="Normal" style:list-style-name="LFO8" style:family="paragraph">
      <style:text-properties style:font-name="Aptos Display" style:font-name-complex="Mongolian Baiti" fo:font-size="11pt" style:font-size-asian="11pt" style:font-size-complex="11pt"/>
    </style:style>
    <style:style style:name="P14" style:parent-style-name="Normal" style:list-style-name="LFO8" style:family="paragraph">
      <style:text-properties style:font-name="Aptos Display" style:font-name-complex="Mongolian Baiti" fo:font-size="11pt" style:font-size-asian="11pt" style:font-size-complex="11pt"/>
    </style:style>
    <style:style style:name="P15" style:parent-style-name="Normal" style:list-style-name="LFO8" style:family="paragraph">
      <style:text-properties style:font-name="Aptos Display" style:font-name-complex="Mongolian Baiti" fo:font-size="11pt" style:font-size-asian="11pt" style:font-size-complex="11pt"/>
    </style:style>
    <style:style style:name="P16" style:parent-style-name="Normal" style:list-style-name="LFO8" style:family="paragraph">
      <style:text-properties style:font-name="Aptos Display" style:font-name-complex="Mongolian Baiti" fo:font-size="11pt" style:font-size-asian="11pt" style:font-size-complex="11pt"/>
    </style:style>
    <style:style style:name="P17" style:parent-style-name="Normal" style:list-style-name="LFO8" style:family="paragraph">
      <style:text-properties style:font-name="Aptos Display" style:font-name-complex="Mongolian Baiti" fo:font-size="11pt" style:font-size-asian="11pt" style:font-size-complex="11pt"/>
    </style:style>
    <style:style style:name="P18" style:parent-style-name="Normal" style:list-style-name="LFO8" style:family="paragraph">
      <style:text-properties style:font-name="Aptos Display" style:font-name-complex="Mongolian Baiti" fo:font-size="11pt" style:font-size-asian="11pt" style:font-size-complex="11pt"/>
    </style:style>
    <style:style style:name="P19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P20" style:parent-style-name="Normal" style:list-style-name="LFO9" style:family="paragraph">
      <style:text-properties style:font-name="Aptos Display" style:font-name-complex="Mongolian Baiti" fo:font-size="11pt" style:font-size-asian="11pt" style:font-size-complex="11pt"/>
    </style:style>
    <style:style style:name="P21" style:parent-style-name="Normal" style:list-style-name="LFO9" style:family="paragraph">
      <style:text-properties style:font-name="Aptos Display" style:font-name-complex="Mongolian Baiti" fo:font-size="11pt" style:font-size-asian="11pt" style:font-size-complex="11pt"/>
    </style:style>
    <style:style style:name="P22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T23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T24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T25" style:parent-style-name="Fonteparág.padrão" style:family="text">
      <style:text-properties style:font-name="Aptos Display" style:font-name-complex="Mongolian Baiti" fo:font-style="italic" style:font-style-asian="italic" style:font-style-complex="italic" fo:font-size="11pt" style:font-size-asian="11pt" style:font-size-complex="11pt"/>
    </style:style>
    <style:style style:name="T26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P27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T28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T29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T30" style:parent-style-name="Fonteparág.padrão" style:family="text">
      <style:text-properties style:font-name="Aptos Display" style:font-name-complex="Mongolian Baiti" fo:font-style="italic" style:font-style-asian="italic" style:font-style-complex="italic" fo:font-size="11pt" style:font-size-asian="11pt" style:font-size-complex="11pt"/>
    </style:style>
    <style:style style:name="T31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P32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P33" style:parent-style-name="Normal" style:list-style-name="LFO10" style:family="paragraph">
      <style:text-properties style:font-name="Aptos Display" style:font-name-complex="Mongolian Baiti" fo:font-size="11pt" style:font-size-asian="11pt" style:font-size-complex="11pt"/>
    </style:style>
    <style:style style:name="P34" style:parent-style-name="Normal" style:list-style-name="LFO10" style:family="paragraph"/>
    <style:style style:name="T35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T36" style:parent-style-name="Fonteparág.padrão" style:family="text">
      <style:text-properties style:font-name="Aptos Display" style:font-name-complex="Mongolian Baiti" fo:font-style="italic" style:font-style-asian="italic" style:font-style-complex="italic" fo:font-size="11pt" style:font-size-asian="11pt" style:font-size-complex="11pt"/>
    </style:style>
    <style:style style:name="P37" style:parent-style-name="Normal" style:list-style-name="LFO10" style:family="paragraph"/>
    <style:style style:name="T38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T39" style:parent-style-name="Fonteparág.padrão" style:family="text">
      <style:text-properties style:font-name="Aptos Display" style:font-name-complex="Mongolian Baiti" fo:font-style="italic" style:font-style-asian="italic" style:font-style-complex="italic" fo:font-size="11pt" style:font-size-asian="11pt" style:font-size-complex="11pt"/>
    </style:style>
    <style:style style:name="P40" style:parent-style-name="Normal" style:list-style-name="LFO10" style:family="paragraph">
      <style:text-properties style:font-name="Aptos Display" style:font-name-complex="Mongolian Baiti" fo:font-size="11pt" style:font-size-asian="11pt" style:font-size-complex="11pt"/>
    </style:style>
    <style:style style:name="P41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T42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P43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P44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P45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P46" style:parent-style-name="Normal" style:list-style-name="LFO11" style:family="paragraph">
      <style:text-properties style:font-name="Aptos Display" style:font-name-complex="Mongolian Baiti" fo:font-size="11pt" style:font-size-asian="11pt" style:font-size-complex="11pt"/>
    </style:style>
    <style:style style:name="P47" style:parent-style-name="Normal" style:list-style-name="LFO11" style:family="paragraph">
      <style:text-properties style:font-name="Aptos Display" style:font-name-complex="Mongolian Baiti" fo:font-size="11pt" style:font-size-asian="11pt" style:font-size-complex="11pt"/>
    </style:style>
    <style:style style:name="P48" style:parent-style-name="Normal" style:list-style-name="LFO11" style:family="paragraph">
      <style:text-properties style:font-name="Aptos Display" style:font-name-complex="Mongolian Baiti" fo:font-size="11pt" style:font-size-asian="11pt" style:font-size-complex="11pt"/>
    </style:style>
    <style:style style:name="P49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P50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P51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P52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T53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T54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T55" style:parent-style-name="Fonteparág.padrão" style:family="text">
      <style:text-properties style:font-name="Aptos Display" style:font-name-complex="Mongolian Baiti" fo:font-style="italic" style:font-style-asian="italic" style:font-style-complex="italic" fo:font-size="11pt" style:font-size-asian="11pt" style:font-size-complex="11pt"/>
    </style:style>
    <style:style style:name="T56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P57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P58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T59" style:parent-style-name="Fonteparág.padrão" style:family="text">
      <style:text-properties style:font-name="Aptos Display" style:font-name-complex="Mongolian Baiti" fo:font-size="11pt" style:font-size-asian="11pt" style:font-size-complex="11pt"/>
    </style:style>
    <style:style style:name="P60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name="P61" style:parent-style-name="Normal" style:family="paragraph">
      <style:text-properties style:font-name="Aptos Display" style:font-name-complex="Mongolian Baiti" fo:font-size="11pt" style:font-size-asian="11pt" style:font-size-complex="11pt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RELATÓRIO: SUDOKU POO (VERSÃO RESUMIDA)</text:p>
      <text:p text:style-name="P2">1. Introdução</text:p>
      <text:p text:style-name="P3">O código original do jogo de Sudoku utilizava uma abordagem totalmente procedural, composta por diversas funções independentes que manipulavam diretamente o tabuleiro (uma lista de listas).<text:line-break/>Apesar de funcionar, essa estrutura dificultava a manutenção, a legibilidade e a expansão do programa.</text:p>
      <text:p text:style-name="P4">A reformulação teve como objetivo aplicar conceitos de Programação Orientada a Objetos (POO), tornando o código mais organizado, modular e alinhado às boas práticas de desenvolvimento.</text:p>
      <text:p text:style-name="Normal"><text:span text:style-name="T5"><draw:custom-shape svg:x="0in" svg:y="0in" svg:width="45.51042in" svg:height="0.00139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span></text:p>
      <text:p text:style-name="P6">2. Estrutura final em Orientação a Objetos</text:p>
      <text:p text:style-name="P7">O projeto foi reescrito utilizando três classes principais, cada uma com responsabilidades bem definidas, facilitando o entendimento e futuras melhorias.</text:p>
      <text:p text:style-name="Normal"><text:span text:style-name="T8">2</text:span><text:span text:style-name="T9">.1. Classe<text:s/></text:span><text:span text:style-name="T10">SudokuBoard</text:span><text:span text:style-name="T11"><text:s/>– MODEL</text:span></text:p>
      <text:p text:style-name="P12">Responsável por armazenar e manipular os dados do jogo.<text:line-break/>Principais funções:</text:p>
      <text:list text:style-name="LFO8" text:continue-numbering="true">
        <text:list-item>
          <text:p text:style-name="P13">Criar o tabuleiro inicial</text:p>
        </text:list-item>
        <text:list-item>
          <text:p text:style-name="P14">Verificar validade de movimentos</text:p>
        </text:list-item>
        <text:list-item>
          <text:p text:style-name="P15">Inserir e apagar valores</text:p>
        </text:list-item>
        <text:list-item>
          <text:p text:style-name="P16">Verificar se o tabuleiro está completo</text:p>
        </text:list-item>
        <text:list-item>
          <text:p text:style-name="P17">Validar a vitória</text:p>
        </text:list-item>
        <text:list-item>
          <text:p text:style-name="P18">Proteger posições fixas</text:p>
        </text:list-item>
      </text:list>
      <text:p text:style-name="P19">Atributos principais:</text:p>
      <text:list text:style-name="LFO9" text:continue-numbering="true">
        <text:list-item>
          <text:p text:style-name="P20">self.board: matriz 9×9</text:p>
        </text:list-item>
        <text:list-item>
          <text:p text:style-name="P21">self.posicoes_fixas: conjunto contendo as posições imutáveis</text:p>
        </text:list-item>
      </text:list>
      <text:p text:style-name="P22">Esta classe concentra toda a lógica do Sudoku, garantindo encapsulamento e segurança nas regras do jogo.</text:p>
      <text:p text:style-name="Normal"><text:span text:style-name="T23">2</text:span><text:span text:style-name="T24">.2. Classe<text:s/></text:span><text:span text:style-name="T25">SudokuView</text:span><text:span text:style-name="T26"><text:s/>– VIEW</text:span></text:p>
      <text:p text:style-name="P27">Responsável pela exibição do tabuleiro na tela.<text:line-break/>Suas funções se limitam à apresentação, sem interferir nos dados ou nas regras.<text:line-break/>Esse isolamento facilita substituições futuras, como criação de uma interface gráfica.</text:p>
      <text:p text:style-name="Normal"><text:span text:style-name="T28">2</text:span><text:span text:style-name="T29">.3. Classe<text:s/></text:span><text:span text:style-name="T30">SudokuGame</text:span><text:span text:style-name="T31"><text:s/>– CONTROLLER</text:span></text:p>
      <text:soft-page-break/>
      <text:p text:style-name="P32">Controla o fluxo geral do jogo e a comunicação com o usuário.<text:line-break/>Suas principais responsabilidades são:</text:p>
      <text:list text:style-name="LFO10" text:continue-numbering="true">
        <text:list-item>
          <text:p text:style-name="P33">Interpretar comandos</text:p>
        </text:list-item>
        <text:list-item>
          <text:p text:style-name="P34"><text:span text:style-name="T35">Chamar métodos do<text:s/></text:span><text:span text:style-name="T36">SudokuBoard</text:span></text:p>
        </text:list-item>
        <text:list-item>
          <text:p text:style-name="P37"><text:span text:style-name="T38">Solicitar exibição pela<text:s/></text:span><text:span text:style-name="T39">SudokuView</text:span></text:p>
        </text:list-item>
        <text:list-item>
          <text:p text:style-name="P40">Validar entradas</text:p>
        </text:list-item>
      </text:list>
      <text:p text:style-name="P41">É a parte que conecta o jogador às regras do Sudoku.</text:p>
      <text:p text:style-name="Normal"><text:span text:style-name="T42"><draw:custom-shape svg:x="0in" svg:y="0in" svg:width="45.51042in" svg:height="0.00139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span></text:p>
      <text:p text:style-name="P43">3. Principais melhorias obtidas com POO</text:p>
      <text:p text:style-name="P44">3.1. Separação de responsabilidades</text:p>
      <text:p text:style-name="P45">A nova estrutura divide o código em:</text:p>
      <text:list text:style-name="LFO11" text:continue-numbering="true">
        <text:list-item>
          <text:p text:style-name="P46">Board: regras e dados</text:p>
        </text:list-item>
        <text:list-item>
          <text:p text:style-name="P47">View: exibição</text:p>
        </text:list-item>
        <text:list-item>
          <text:p text:style-name="P48">Game: controle do jogo</text:p>
        </text:list-item>
      </text:list>
      <text:p text:style-name="P49">Essa organização facilita o entendimento e amplia a clareza do funcionamento interno.</text:p>
      <text:p text:style-name="P50">3.2. Maior legibilidade e manutenção</text:p>
      <text:p text:style-name="P51">Com cada classe cuidando de uma parte específica, o código ficou mais simples de ler, atualizar e corrigir.</text:p>
      <text:p text:style-name="P52">3.3. Modularidade</text:p>
      <text:p text:style-name="Normal"><text:span text:style-name="T53">Cada componente pode ser alterado sem afetar os outros.</text:span><text:span text:style-name="T54"><text:line-break/>Exemplo: é possível trocar a<text:s/></text:span><text:span text:style-name="T55">View</text:span><text:span text:style-name="T56"><text:s/>por uma interface gráfica sem modificar a lógica do jogo.</text:span></text:p>
      <text:p text:style-name="P57">3.4. Encapsulamento</text:p>
      <text:p text:style-name="P58">Posições fixas e regras do Sudoku são protegidas internamente, impedindo alterações indevidas.</text:p>
      <text:p text:style-name="Normal"><text:span text:style-name="T59"><draw:custom-shape svg:x="0in" svg:y="0in" svg:width="45.51042in" svg:height="0.00139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span></text:p>
      <text:p text:style-name="P60">4. Conclusão</text:p>
      <text:p text:style-name="P61">A reestruturação do Sudoku utilizando Programação Orientada a Objetos resultou em um programa mais organizado, modular e fácil de expandir.<text:line-break/>A divisão em classes especializadas melhora a clareza do código e segue boas práticas de desenvolvimento.<text:line-break/>A nova arquitetura preserva o funcionamento original, mas possibilita evoluções futuras, como novas interfaces, sistemas de dicas e níveis de dificuldad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golian Baiti" svg:font-family="Mongolian Baiti" style:font-family-generic="script" style:font-pitch="variable" svg:panose-1="3 0 5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briela Wobeto</meta:initial-creator>
    <dc:creator>Gabriela Wobeto</dc:creator>
    <meta:creation-date>2025-11-29T20:50:00Z</meta:creation-date>
    <dc:date>2025-11-29T21:40:00Z</dc:date>
    <meta:template xlink:href="Normal" xlink:type="simple"/>
    <meta:editing-cycles>3</meta:editing-cycles>
    <meta:editing-duration>PT420S</meta:editing-duration>
    <meta:document-statistic meta:page-count="2" meta:paragraph-count="5" meta:word-count="446" meta:character-count="2852" meta:row-count="20" meta:non-whitespace-character-count="2411"/>
  </office:meta>
</office:document-meta>
</file>